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T13" style:parent-style-name="DefaultParagraphFont" style:family="text">
      <style:text-properties fo:font-weight="bold" style:font-weight-asian="bold" style:font-weight-complex="bold"/>
    </style:style>
    <style:style style:name="TableColumn15" style:family="table-column">
      <style:table-column-properties style:column-width="2.3083in" style:use-optimal-column-width="false"/>
    </style:style>
    <style:style style:name="TableColumn16" style:family="table-column">
      <style:table-column-properties style:column-width="2.3083in" style:use-optimal-column-width="false"/>
    </style:style>
    <style:style style:name="TableColumn17" style:family="table-column">
      <style:table-column-properties style:column-width="2.3083in" style:use-optimal-column-width="false"/>
    </style:style>
    <style:style style:name="Table14" style:family="table">
      <style:table-properties style:width="6.925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style:text-position="super 66.6%"/>
    </style:style>
    <style:style style:name="T37" style:parent-style-name="DefaultParagraphFont" style:family="text">
      <style:text-properties style:text-position="super 66.6%"/>
    </style:style>
    <style:style style:name="T38" style:parent-style-name="DefaultParagraphFont" style:family="text">
      <style:text-properties style:text-position="super 66.6%"/>
    </style:style>
    <style:style style:name="T39" style:parent-style-name="DefaultParagraphFont" style:family="text">
      <style:text-properties style:text-position="super 66.6%"/>
    </style:style>
  </office:automatic-styles>
  <office:body>
    <office:text text:use-soft-page-breaks="true">
      <text:h text:style-name="P1" text:outline-level="1">Arduino 101 continuous weight scale Project Diary</text:h>
      <text:p text:style-name="Standard">Brad Needham</text:p>
      <text:p text:style-name="Standard">Begun April 3, 2016</text:p>
      <text:p text:style-name="Standard">Project blog at<text:s/><text:a xlink:href="https://needhamia.com/?p=661" office:target-frame-name="_top" xlink:show="replace">https://needhamia.com/?p=661</text:a></text:p>
      <text:p text:style-name="Standard">@bneedhamia</text:p>
      <text:p text:style-name="Standard"/>
      <text:h text:style-name="Heading2" text:outline-level="2">Summary</text:h>
      <text:p text:style-name="Textbody">I want to automatically weigh our dog every night while she sleeps in her bed. I plan to send the weight via the Arduino 101 (Curie) BLE (Bluetooth Low Energy) radio. Eventually I want to build an Edison or Pi BLE gateway that will use<text:s/>WiFi to send the measured weight to a cloud such as Sparkfun's data server.</text:p>
      <text:p text:style-name="Textbody">I plan to create a scale that is large enough to put our dog's bed on. <text:s/>By continuously reading the weight, the Arduino Sketch can tell when the dog is in the bed, and weigh only<text:s/>when she's been in bed, at rest, for a while.</text:p>
      <text:h text:style-name="Heading2" text:outline-level="2">Status</text:h>
      <text:p text:style-name="Textbody">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Textbody">A MakeZine article about continuously weighing a beehive sounds like a similar project:<text:s/><text:a xlink:href="http://makezine.com/projects/bees-sensors-monitor-hive-health/" office:target-frame-name="_top" xlink:show="replace">http://makezine.com/projects/bees-sensors-monitor-hive-health/</text:a>. It uses<text:s/><text:a xlink:href="https://data.sparkfun.com/" office:target-frame-name="_top" xlink:show="replace">https://data.sparkfun.com/</text:a><text:s/>to store its data and make it available to everyone for analysis.</text:p>
      <text:h text:style-name="Heading2" text:outline-level="2">April 3, 2016 – Initial<text:s/>design, cut bottom plywood circle</text:h>
      <text:p text:style-name="Textbody">I'm assuming a few things to make this possible:</text:p>
      <text:list text:style-name="LFO1" text:continue-numbering="true">
        <text:list-item>
          <text:p text:style-name="P2">Her bed is a good place to weigh her. I suppose I could put the scale under her crate, but she spends more time in her bed than in her crate.</text:p>
        </text:list-item>
        <text:list-item>
          <text:p text:style-name="P3">She usually doesn't take toys or other animals to bed, so the maximum minus minimum weight will be her true weight. <text:s/>If she brought things into her bed, the weight measure would be complicated.</text:p>
        </text:list-item>
        <text:list-item>
          <text:p text:style-name="P4">Even though she moves around the room in the night, she spends at least a few minutes asleep<text:s/>in her bed every night, so that's a good time to weigh her.</text:p>
        </text:list-item>
        <text:list-item>
          <text:p text:style-name="P5">Although she sometimes sleeps with her head hanging over the edge of the bed, it never touches the floor. <text:s/>If it did, I wouldn't get a good weight reading.</text:p>
        </text:list-item>
        <text:list-item>
          <text:p text:style-name="P6">I'll have to see whether her bed cover touches the floor. <text:s/>I'm assuming it doesn't.</text:p>
        </text:list-item>
      </text:list>
      <text:p text:style-name="Textbody">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body">I plan to buy two sheets<text:s/>of plywood: one for the base, that will contain the load sensors and electronics, and one that will sit on top of the load sensors.</text:p>
      <text:p text:style-name="Textbody">The challenge at this point is to design the mechanical parts.</text:p>
      <text:list text:style-name="LFO2" text:continue-numbering="true">
        <text:list-item>
          <text:p text:style-name="P7">Each load sensor needs to be supported only on its outside arms; the center arm must be free to bend – that arm is where the strain sensor is attached.</text:p>
        </text:list-item>
        <text:list-item>
          <text:p text:style-name="P8">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9">To prevent the top piece from slipping off when bumped, I'm thinking of attaching sides to it, so that the top piece is sort of a wooden box lid with sides that go down to part of the lower part.</text:p>
        </text:list-item>
        <text:list-item>
          <text:p text:style-name="P10">The wires that come attached to the load sensors are likely too short, so I'll need to solder-and-heat-shrink some longer wires to them. <text:s/>I'm a little concerned that long wires may pick up electrical<text:s/>noise that may make it difficult to make an accurate reading. <text:s/>Perhaps I can move the load sensors somewhere between the corners of the bottom board and the center, and not have to add extra wire.</text:p>
        </text:list-item>
      </text:list>
      <text:p text:style-name="Text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body">Bought 2 sheets of 4'x4'x3/4” plywood. <text:s/>1/2” seemed to flex too much; 3/4” didn't flex with the weight I'm planning on.</text:p>
      <text:p text:style-name="Textbody">Using a beam compass I'd purchased a long time ago, I drew a 41” diameter circle on the first plywood sheet, then cut it with a jig saw.</text:p>
      <text:h text:style-name="Heading2" text:outline-level="2">April 5, 2016 – solder wire extensions</text:h>
      <text:p text:style-name="Textbody">The load sensors come with about 15” of wire attached. <text:s/>I need closer to 26” of wire, so I soldered on another 14” of wire<text:s/>to each wire. <text:s/>I happened to use some CAT3 cable I had lying around, but you could use separate, stranded cable to extend the load sensors' wires.</text:p>
      <text:h text:style-name="Heading2" text:outline-level="2">April 6, 2016 – Solder headers; puzzle out the circuit</text:h>
      <text:p text:style-name="Textbody">I soldered headers on all the pins of the Load Combinator board and the Load Cell Amplifier board. <text:s/>I did this instead of soldering the wires directly to make it easy to correct wiring errors and to replace a failed part.</text:p>
      <text:p text:style-name="Text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text:s/>to understand the schematic.</text:p>
      <text:p text:style-name="Textbody">So first I measured the resistance of a load sensor. <text:s/>B to R was about 1Kohm, R to W was about 1Kohm, and B to W was about 2Kohm. <text:s/>So the Red wire in the sensor is the center tap between two resistors. <text:s/>Further, as I pushed on<text:s/>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2" text:outline-level="2">April 7, 2016 – Complete the wiring</text:h>
      <text:p text:style-name="Textbody">I finished crimping all the connectors to various wires. <text:s/>Now the circuit is complete. In summary:<text:s/>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body">I also test layed out the parts on the bottom circle of plywood. <text:s/>Everything looks good. <text:s/>I'm still a bit puzzled about how to keep<text:s/>the load sensors from slipping without epoxying them down.</text:p>
      <text:h text:style-name="Heading2" text:outline-level="2">April 9, 2016 – design a preliminary support block</text:h>
      <text:p text:style-name="Text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2" text:outline-level="2">April 10, 2016 – Assemble and test the scale, discover a problem</text:h>
      <text:p text:style-name="Textbody">Today was a second day of woodworking: I cut the top circular piece of plywood; drilled mounting holes for the Combinator board,<text:s/>the Load Cell Amplifier board, and the Arduino; counterbored holes in the bottom of the plywood base so the board nuts can connect; cut out blocks to support the load sensors (with nothing to hold them in place yet); assembled the whole thing and turned it<text:s/>on.</text:p>
      <text:p text:style-name="Textbody">The great news is that it seems to work, and seems to be wired correctly!</text:p>
      <text:p text:style-name="Textbody">I did a few tests using the Sparkfun HX711 examples, and found a few things:</text:p>
      <text:list text:style-name="LFO3" text:continue-numbering="true">
        <text:list-item>
          <text:p text:style-name="P11">The HX711 library assumes a linear change in readings vs. weight (vs. say polynomial). <text:s/>Something is<text:s/>funny, because the code seems to scale the value differently depending on what 'zero' weight is on the scale. <text:s/>That suggests the sensors' values aren't linearly proportional to weight. <text:s/>I'll have to explore this more.</text:p>
        </text:list-item>
        <text:list-item>
          <text:p text:style-name="P12">The position of Pippa's center of gravity on the scale will produce different readings. <text:s/>This is a big problem, since Pippa often sleeps with her head hanging over the edge of her bed.</text:p>
        </text:list-item>
      </text:list>
      <text:p text:style-name="Text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2" text:outline-level="2">April 10-12, 2016 – Calibration and testing</text:h>
      <text:p text:style-name="Textbody">It was very easy to use the HX711 library to read and calibrate the scale. I'm impressed.</text:p>
      <text:p text:style-name="Textbody">I did a series of measurements to calibrate the scale, then to test how accurate it was. <text:s/>These numbers convinced me to redesign the scale to<text:s/><text:span text:style-name="T13">use a separate Load Cell Amplifier for each Load Sensor</text:span>, so I can calibrate out the differences among them, and as a side benefit, calculate Pippa's center of gravity as she flops about in her bed.</text:p>
      <text:p text:style-name="Textbody">I ordered 3 more Load Cell Amplifiers, checked that<text:s/>I have plenty of the right resistors to build a Wheatstone bridge for each Load Sensor, and ordered a Raspberry Pi to be my BLE to Cloud gateway.</text:p>
      <text:p text:style-name="Textbody">By the way, as I was writing this, Pippa decided to lay down on the scale. <text:s/>The reported weight is 44.3 lbs, which may be about 1 pound high or low.</text:p>
      <text:h text:style-name="Heading2" text:outline-level="2">April 15, 2016 – how to hold the sensors; ordering parts</text:h>
      <text:p text:style-name="Text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text:s/>jumps into and out of bed.</text:p>
      <text:p text:style-name="Text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body">So the other half of the Wheatstone Bridge (the half <text:s/>must build) should contain paired resistors. <text:s/>0.1% 1K resistors mean that each resistor could<text:s/>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2" text:outline-level="2">April 17, 2016 – Finished the 4-load-sensor calibration and measurement formulas</text:h>
      <text:p text:style-name="Textbody">ProjectMath.odp now describes how<text:s/>to choose resistors for wiring up a single Load Sensor to a Load Cell Amplifier, and describes how to calibrate the 4 independent Load Sensors, and how to calculate the weight and center of gravity when the scale is running.</text:p>
      <text:p text:style-name="Text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body">In thinking about<text:s/>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2" text:outline-level="2">April 19, 2016 – Rewriting the calculation of center of gravity</text:h>
      <text:p text:style-name="Textbody">I realized that my calculation of the center of gravity was completely wrong, or at least difficult and misleading. So I redid the<text:s/>physics and algebra and came up with a simpler calculation that is more intuitively correct. <text:s/>See ProjectMath.odp for the details.</text:p>
      <text:p text:style-name="Textbody">I marked and drilled a hole in the Center of Gravity of the top plywood circle. <text:s/>Later I can use this mark to center the top<text:s/>plywood circle over the center of the rectangle formed by the four Load Sensors.</text:p>
      <text:p text:style-name="Textbody">The electronic parts have come in, so now I get to rebuild the circuit, using a breadboard instead of the Sparkfun Load Sensor Combinator Board.</text:p>
      <text:h text:style-name="Heading2" text:outline-level="2">April 20, 2016 – Load Sensor<text:s/>holder Fail</text:h>
      <text:p text:style-name="Text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body">That was the theory.</text:p>
      <text:p text:style-name="Text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body">So I'm back to ignoring the problem of how to keep the<text:s/>Load Sensors from slipping for now, while I work on the circuit.</text:p>
      <text:h text:style-name="Heading2" text:outline-level="2">April 21, 2016 – Working out the Load Sensor circuit</text:h>
      <text:p text:style-name="Textbody">To design the circuit, I started by reacquainting myself with the schematic and behavior of the Load Sensor. <text:s/>The Load Sensor is two<text:s/>resistors in series: one resistance lowers when pressure is put on the Load Sensor; the other resistor remains relatively constant. <text:s/>Also the Load Sensor has three wires coming out of it: White, Black, and Red.</text:p>
      <text:p text:style-name="Textbody">I measured the resistance between pairs of Load Sensor wires, with and without pressure on the sensor.</text:p>
      <table:table table:style-name="Table14">
        <table:table-columns>
          <table:table-column table:style-name="TableColumn15"/>
          <table:table-column table:style-name="TableColumn16"/>
          <table:table-column table:style-name="TableColumn17"/>
        </table:table-columns>
        <table:table-header-rows>
          <table:table-row table:style-name="TableRow18">
            <table:table-cell table:style-name="TableCell19">
              <text:p text:style-name="TableHeading">Wires</text:p>
            </table:table-cell>
            <table:table-cell table:style-name="TableCell20">
              <text:p text:style-name="TableHeading">Unloaded Resistance</text:p>
            </table:table-cell>
            <table:table-cell table:style-name="TableCell21">
              <text:p text:style-name="TableHeading">Loaded Resistance</text:p>
            </table:table-cell>
          </table:table-row>
        </table:table-header-rows>
        <table:table-row table:style-name="TableRow22">
          <table:table-cell table:style-name="TableCell23">
            <text:p text:style-name="TableContents">Black to Red</text:p>
          </table:table-cell>
          <table:table-cell table:style-name="TableCell24">
            <text:p text:style-name="TableContents">999 ohms</text:p>
          </table:table-cell>
          <table:table-cell table:style-name="TableCell25">
            <text:p text:style-name="TableContents">998 ohms (resistance went down)</text:p>
          </table:table-cell>
        </table:table-row>
        <table:table-row table:style-name="TableRow26">
          <table:table-cell table:style-name="TableCell27">
            <text:p text:style-name="TableContents">Black to White</text:p>
          </table:table-cell>
          <table:table-cell table:style-name="TableCell28">
            <text:p text:style-name="TableContents">1,998 ohms</text:p>
          </table:table-cell>
          <table:table-cell table:style-name="TableCell29">
            <text:p text:style-name="TableContents">ignored</text:p>
          </table:table-cell>
        </table:table-row>
        <table:table-row table:style-name="TableRow30">
          <table:table-cell table:style-name="TableCell31">
            <text:p text:style-name="TableContents">White to Red</text:p>
          </table:table-cell>
          <table:table-cell table:style-name="TableCell32">
            <text:p text:style-name="TableContents">999 ohms</text:p>
          </table:table-cell>
          <table:table-cell table:style-name="TableCell33">
            <text:p text:style-name="TableContents">999 ohms (unchanged)</text:p>
          </table:table-cell>
        </table:table-row>
      </table:table>
      <text:p text:style-name="Textbody"/>
      <text:p text:style-name="Textbody">So the schematic<text:s/>should be: <text:s/>E+ --- Black ---- Red (to S+) --- White --- E-</text:p>
      <text:p text:style-name="Textbody">As pressure is put on the Load Sensor, the Black-to-Red resistance should drop, which will cause the voltage at S+ to increase.</text:p>
      <text:p text:style-name="Text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body">Created a Fritzing diagram of one Load Sensor's Wheatstone Bridge and connection to its Load Cell Amplifier.</text:p>
      <text:h text:style-name="Heading2" text:outline-level="2">April 24, 2016 – tried the circuit for one Load Sensor</text:h>
      <text:p text:style-name="Textbody">I built out the circuit in the Fritzing diagram – that of one Load Sensor connected to one Load Cell Amplifier – and tested (and corrected) it.</text:p>
      <text:p text:style-name="Textbody">Then I started testing different 1Kohm, 0.1% resistors. I want to find a pair that are well matched. <text:s/>That is, a pair that when used in the circuit produce a zero-load offset that isn't large.</text:p>
      <text:p text:style-name="Text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body">With no external resistors in the circuit (just the Load Sensor) and with S+ connected directly to S-, there should be a zero voltage at the ADC. <text:s/><text:span text:style-name="T34">The value I read for 0Vis 57</text:span><text:span text:style-name="T35">20</text:span>. This makes a lot more sense than the much larger numbers I was reading when using the wrong call.</text:p>
      <text:p text:style-name="Textbody">I also double-checked the circuit: that when I press on the Load Sensor (when external resistors R1 and R2 are in the circuit), the ADC value increases.</text:p>
      <text:p text:style-name="Textbody">I<text:s/>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body">I've built the circuit on a solderless breadboard. <text:s/>I noticed that wiggling the various connections produced ADC values that varied by 10,000 or so. <text:s/>So I plan to move the circuit to a soldered circuit before I finish.</text:p>
      <text:p text:style-name="Textbody">I started<text:s/>building the circuit for the second Load Sensor.</text:p>
      <text:h text:style-name="Heading2" text:outline-level="2">April 26, 2016 – Built the second Load Sensor circuit</text:h>
      <text:p text:style-name="Textbody">I re-layed-out the circuit so all four channels would fit on a half-sized proto board.</text:p>
      <text:p text:style-name="Textbody">I re-tested the first Load Sensor. <text:s/>It seemed ok. <text:s/>I then built the second Load Sensor and Amplifier circuit, then picked two 1k 0.1% resistors in the same way I did for the first Load Sensor.</text:p>
      <text:h text:style-name="Heading2" text:outline-level="2">April 27, 2016 – Built the third Load Sensor circuit</text:h>
      <text:p text:style-name="Textbody">I started using connectors to connect the power and Arduino pins, so that no<text:s/>long wires will be soldered to the proto board (once I switch to protoboard).</text:p>
      <text:p text:style-name="Textbody">I ran into a few problems with the circuit not reading zero volts properly, then found it was reading the wrong Load Cell Amplifier. <text:s/>I'd forgotten to re-download the Sketch after I switched the code to read from the 3<text:span text:style-name="T36">rd</text:span><text:s/>Load Cell Amplifier. <text:s/>Found a simple test: unplug the Load Cell Amplifier of interest from the Arduino. <text:s/>If the output reads 0, that's correct. <text:s/>If instead it reads some number, it's reading from the wrong Amplifier.</text:p>
      <text:h text:style-name="Heading2" text:outline-level="2">April 28, 2016 – Lost caches of parts</text:h>
      <text:p text:style-name="Textbody">I finished finding the resistor pair for the 3<text:span text:style-name="T37">rd</text:span><text:s/>of 4 Load Sensor circuits, then built most of the 4<text:span text:style-name="T38">th</text:span><text:s/>Load Sensor circuit.</text:p>
      <text:p text:style-name="Text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body">I do have a bad habit of<text:s/>leaving parts in random Sparkfun cardboard boxes. <text:s/>I expect the parts will turn up sooner than new ones would, but it's still frustrating.</text:p>
      <text:p text:style-name="Textbody">(...later, after a shakedown of my workspace...) HA! <text:s/>I had indeed put the missing parts in a random Sparkfun box, with a bunch of random parts.</text:p>
      <text:p text:style-name="Textbody">Finished wiring the last Load Sensor circuit, and started testing resistor pairs for it.</text:p>
      <text:h text:style-name="Heading2" text:outline-level="2">April 29, 2016 – Soldered one Load Sensor Circuit</text:h>
      <text:p text:style-name="Textbody">I transferred the Upper-Left Load Sensor Circuit (along with the matched load sensor and<text:s/>amplifier) to a Sparkfun PTH-protoboard-30 to keep the behavior of the circuit more stable. <text:s/>Interestingly, the soldered version of the circuit shows a zero-load offset Amplifier output of<text:s/>45939 compared to the breadboard value of -2081. <text:s/>That change makes<text:s/>it almost pointless to try to find closely matched resistors, if the value will change that much when the circuit is soldered together.</text:p>
      <text:p text:style-name="Textbody">I also noticed that I can get an idea of how closely<text:s/>matched or unmatched a Load Sensor's resistors are based on the Amplifier value when using R3 and R4 vs. when those two resistors are swapped. <text:s/>Suppose I have two resistors, A and B. <text:s/>Measure the amplifier output value when A is R3 and B is R4. Call that<text:s/>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2" text:outline-level="2">April 30, 2016 – Soldered the rest; making connectors and testing</text:h>
      <text:p text:style-name="Textbody">I picked a resistor pair for the last Load Sensor circuit, then<text:s/>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body">I did have a worry when the Upper Right circuit didn't seem to be working. <text:s/>I read about 5000 units from the<text:s/>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2" text:outline-level="2">May 1, 2016 – Finished protoboard and connectors</text:h>
      <text:p text:style-name="Textbody">I finished moving the circuit to the Protoboard, then drilled and routed (counterbored) holes for the bolts that will hold the boards onto the bottom plywood circle. <text:s/>Unfortunately, I found the 3/4” bolts I ordered are too short.</text:p>
      <text:h text:style-name="Heading2" text:outline-level="2">May 2, 2016 – Finished assembly (except for holding down load sensors)</text:h>
      <text:p text:style-name="Textbody">I tried using 1” bolts to mount the circuit boards to the bottom plywood piece, but they were too long. <text:s/>I tried adding 1/4” spacers, but then I have essentially 3/4”<text:s/>bolts, which are too short. <text:s/>So I need to counterbore the holes a little deeper. <text:s/>I'm a little concerned this may weaken the plywood, but I don't think it will.</text:p>
      <text:p text:style-name="Textbody">I need to find a router bit that can counterbore. <text:s/>The one I have doesn't cut in the center disk of the bit, limiting the bore depth to much more shallow than I need.</text:p>
      <text:p text:style-name="Textbody">I assembled the boards using 1” screws, just to get the whole thing together for initial testing. <text:s/>These bolts protrude a bit out of the plywood bottom, but since the scale is on carpet this isn't a big problem.</text:p>
      <text:p text:style-name="Textbody">Did a touch of testing and calibration. It seems to be ok, with more noise than the initial, 1 Load Cell Amplifier circuit had – I'm not sure why that is.</text:p>
      <text:h text:style-name="Heading2" text:outline-level="2">May 3, 2016 – Found a Forstner bit works; found creep</text:h>
      <text:p text:style-name="Textbody">I checked the router bit I'd used to counterbore the holes and found that its cutting edges don't go to the center: I pretty much wrecked that bit by forcing it down (it's pretty torn up).</text:p>
      <text:p text:style-name="Textbody">Took a 1/2” Forstner bit and test-fit it into the plunge router – it fit! Did a tidy<text:s/>1/2” deep hole. <text:s/>So I get to disassemble the boards from the plywood, cut new counterbore holes, and reassemble the boards.</text:p>
      <text:p text:style-name="Textbody">Meanwhile, I did a rough calibration and found a few things: 1) all the weights creep some – when I calibrate for real I should let<text:s/>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body">Interestingly, ignoring the zero-weight case, the Load Sensors seem<text:s/>relatively linear. <text:s/>I had expected a polynomial/exponential curve to their output, but at least up to 44 lbs it doesn't appear.</text:p>
      <text:p text:style-name="Textbody">Shopped a bit for barbell weight plates for calibration. <text:s/>Found “Gold's Gym 50 lb Olympic Plate Set” for $64 on Amazon (though<text:s/>shipping must be expensive). <text:s/>I bet that's the sort of thing I could buy very cheaply at a second-hand store. <text:s/>...or I could borrow some.</text:p>
      <text:h text:style-name="Heading2" text:outline-level="2">May 4, 2016 – Recut the counterbore holes</text:h>
      <text:p text:style-name="Textbody">Disassembled the boards from the plywood base and re-cut the counterbore holes to 1/4” deep using the Forstner bit – it worked great!</text:p>
      <text:h text:style-name="Heading2" text:outline-level="2">May 5, 2016 – Designing the 3d printed holders for the Load Sensors</text:h>
      <text:p text:style-name="Textbody">I don’t know FreeCAD, but now’s the perfect time to learn. <text:s/>I found a nice tutorial:<text:s/><text:a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2" text:outline-level="2">May 6, 2016 – First print!</text:h>
      <text:p text:style-name="Textbody">With a friend’s help, I printed the part I designed yesterday. <text:s/>The Toolchain is FreeCAD to Cura<text:s/>(<text:a xlink:href="https://www.lulzbot.com/cura" office:target-frame-name="_top" xlink:show="replace">https://www.lulzbot.com/cura</text:a>) to print on a Lulzbot Taz 5. <text:s/>It worked! <text:s/>The fit to the Load Sensor is good.</text:p>
      <text:p text:style-name="Text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p text:style-name="Textbody">May 7, 2016 – First Print by myself!</text:p>
      <text:p text:style-name="Text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body">There’s clearly something I don’t understand about FreeCAD and Cura, because the working model was about my 5<text:span text:style-name="T39">th</text:span><text:s/>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body">If this print works, I’ll be ready to print 3 more and be done printing. Sometime I’ll need to learn more about FreeCAD and Cura and how to print things with pockets, and learn how to make countersink holes in FreeCAD.<text:s/>For now I can do without these features.</text:p>
      <text:p text:style-name="Text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p text:style-name="Textbody">Next steps:</text:p>
      <text:p text:style-name="Textbody">- Try out the<text:s/>latest Load Sensor holder<text:s/>print.</text:p>
      <text:p text:style-name="Textbody">- Assemble the whole thing and calibrate it, taking creep (long term result change) into account.</text:p>
      <text:p text:style-name="Textbody">- Write the Sketch to calculate and send live weight.</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CTPClassification=CTP_NWR:VisualMarkings=</meta:keyword>
    <dc:creator>Needham, Brad</dc:creator>
    <meta:creation-date>2016-04-03T11:38:00Z</meta:creation-date>
    <dc:date>2016-05-07T21:49:00Z</dc:date>
    <meta:template xlink:href="Normal.dotm" xlink:type="simple"/>
    <meta:editing-cycles>59</meta:editing-cycles>
    <meta:editing-duration>PT16740S</meta:editing-duration>
    <meta:user-defined meta:name="TitusGUID">e8004e90-2d7d-42dd-a3df-5d78608b21a7</meta:user-defined>
    <meta:user-defined meta:name="CTP_TimeStamp">2016-05-07 21:49:54Z</meta:user-defined>
    <meta:user-defined meta:name="CTP_BU">NA</meta:user-defined>
    <meta:user-defined meta:name="CTP_IDSID">NA</meta:user-defined>
    <meta:user-defined meta:name="CTP_WWID">NA</meta:user-defined>
    <meta:user-defined meta:name="CTPClassification">CTP_NWR</meta:user-defined>
    <meta:document-statistic meta:page-count="1" meta:paragraph-count="183" meta:word-count="5130" meta:character-count="28443" meta:row-count="367" meta:non-whitespace-character-count="23496"/>
  </office:meta>
</office:document-meta>
</file>